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893cm" fo:margin-left="-0.191cm" table:align="left" style:writing-mode="lr-tb"/>
    </style:style>
    <style:style style:name="Table1.A" style:family="table-column">
      <style:table-column-properties style:column-width="5.271cm"/>
    </style:style>
    <style:style style:name="Table1.B" style:family="table-column">
      <style:table-column-properties style:column-width="11.621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style:text-properties fo:font-weight="bold" style:font-weight-asian="bold"/>
    </style:style>
    <style:style style:name="P3" style:family="paragraph" style:parent-style-name="Standard" style:master-page-name="Standard">
      <style:paragraph-properties style:page-number="auto"/>
    </style:style>
    <style:style style:name="P4" style:family="paragraph" style:parent-style-name="List_20_Paragraph" style:list-style-name="WWNum1"/>
    <style:style style:name="T1" style:family="text">
      <style:text-properties fo:font-weight="bold" style:font-weight-asian="bold"/>
    </style:style>
    <style:style style:name="T2" style:family="text">
      <style:text-properties style:text-position="super 58%"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OJECT POSTMORTEM SUBMISSION FRIDAY 4</text:span><text:span text:style-name="T2">TH</text:span><text:span text:style-name="T1"> MAY 2018</text:span></text:p>
      <text:p text:style-name="Standard">Once you have made your final presentation WE NEED YOU TO SUBMIT THE FOLLOWING COMPONENTS UPLOADED TO A SEPERATELY LABELLED GITHUB FOLDER</text:p>
      <text:list xml:id="list8962148166440996740" text:style-name="WWNum1">
        <text:list-item>
          <text:p text:style-name="P4">A SINGLE PAGE OF A4 (MAXIMUM) WHICH LISTS THE OVERVIEW OF THE ASSETS YOU HAVE PRODUCED FOR THE PROJECT, WHETHER THEY HAVE MADE IT INTO THE FINAL GAME OR NOT. </text:p>
        </text:list-item>
        <text:list-item>
          <text:p text:style-name="P4">A COMPLETED REVIEW OF THE PROJECT <text:span text:style-name="T1">USING THE TEMPLATE PROVIDED BELOW</text:span>. <text:s/>PLEASE REMEMBER THAT THE MORE DETAIL YOU ADD TO THIS COMPONENT THE EASIER IT IS FOR US TO JUDGE YOUR WORK. SO AVOID SINGLE LINES OF TEXT. <text:span text:style-name="T1">EXPLAIN WHAT YOU MEAN</text:span>.</text:p>
        </text:list-item>
      </text:list>
      <table:table table:name="Table1" table:style-name="Table1">
        <table:table-column table:style-name="Table1.A"/>
        <table:table-column table:style-name="Table1.B"/>
        <table:table-row table:style-name="Table1.1">
          <table:table-cell table:style-name="Table1.A1" office:value-type="string">
            <text:p text:style-name="P1"><text:span text:style-name="T1">STUDENT NAME</text:span></text:p>
          </table:table-cell>
          <table:table-cell table:style-name="Table1.A1" office:value-type="string">
            <text:p text:style-name="P1">Zachari Cooper</text:p>
          </table:table-cell>
        </table:table-row>
        <table:table-row table:style-name="Table1.1">
          <table:table-cell table:style-name="Table1.A1" office:value-type="string">
            <text:p text:style-name="P1"><text:span text:style-name="T1">PROJECT NAME</text:span></text:p>
          </table:table-cell>
          <table:table-cell table:style-name="Table1.A1" office:value-type="string">
            <text:p text:style-name="P1">Go Nuts</text:p>
          </table:table-cell>
        </table:table-row>
        <table:table-row table:style-name="Table1.1">
          <table:table-cell table:style-name="Table1.A1" office:value-type="string">
            <text:p text:style-name="P1">What do you think went well on the project?</text:p>
          </table:table-cell>
          <table:table-cell table:style-name="Table1.A1" office:value-type="string">
            <text:p text:style-name="P1">I think that overall the group worked well together and we had enough skills between us to get the game done, as well as having a great time socially throughout the project as well.</text:p>
            <text:p text:style-name="P1">When the work needed doing it got done quickly and with fairly little hassle and being integrated into the game quickly.</text:p>
            <text:p text:style-name="Standard">We got play testing throughout every section of the games time span and mainly worked towards what the player feedback had given us.</text:p>
            <text:p text:style-name="Standard">We quickly went through several level iterations quickly over the first periods before coming up with a final level in time so that we could put a lot of polish into the level and mechanics.</text:p>
            <text:p text:style-name="Standard">All members of our group had learned A lot of additional skills throughout the project, from character modeling to network coding and character animation and much more. </text:p>
          </table:table-cell>
        </table:table-row>
        <table:table-row table:style-name="Table1.1">
          <table:table-cell table:style-name="Table1.A1" office:value-type="string">
            <text:p text:style-name="P1">What do you think needed improvement on the project?</text:p>
          </table:table-cell>
          <table:table-cell table:style-name="Table1.A1" office:value-type="string">
            <text:p text:style-name="P1">I think that we needed to stay more focused over the February over March time line when a lot less work was getting done and having to be put into other assignments, though this is understandable.</text:p>
            <text:p text:style-name="P1">I think in some situations we should have taken them calmer than we did, as this lead to a point where we redesigned certain things that didn’t need to necessarily changed as much as they did.</text:p>
            <text:p text:style-name="P1">Keeping up with the Jira and meeting minutes also needed to be kept up on a lot better than they were as this lead to problems within the first semester and have lead to incorrect Jira results on our timeline.</text:p>
          </table:table-cell>
        </table:table-row>
        <table:table-row table:style-name="Table1.1">
          <table:table-cell table:style-name="Table1.A1" office:value-type="string">
            <text:p text:style-name="P1">What do you think of your own contribution to the project?</text:p>
          </table:table-cell>
          <table:table-cell table:style-name="Table1.A1" office:value-type="string">
            <text:p text:style-name="P1">I think that my contribution to the first half of the project meant a considerable amount to the project as a whole to where it is now, as during the first semester I created the level and all the buildings that populated it, as well as several of the later iterations up until the final level which we all worked at as a group.</text:p>
            <text:p text:style-name="P1">Most of the assets I have produced or work that I have produced is currently not in the final pitch.</text:p>
            <text:p text:style-name="P1">More of my focus towards the end were towards play testing the game and balancing around the feel of the mechanics and creation of smaller assets for the game such as the Lighthouse and furniture and grapple points, a few of my buildings were used in the end however as decoration.</text:p>
            <text:p text:style-name="P1"/>
          </table:table-cell>
        </table:table-row>
        <text:soft-page-break/>
        <table:table-row table:style-name="Table1.1">
          <table:table-cell table:style-name="Table1.A1" office:value-type="string">
            <text:p text:style-name="P1"><text:span text:style-name="T1">OVERVIEW</text:span></text:p>
          </table:table-cell>
          <table:table-cell table:style-name="Table1.A1" office:value-type="string">
            <text:p text:style-name="P1"/>
          </table:table-cell>
        </table:table-row>
        <table:table-row table:style-name="Table1.1">
          <table:table-cell table:style-name="Table1.A1" office:value-type="string">
            <text:p text:style-name="P1"><text:span text:style-name="T1">Thinking about the project you have worked on this year, what are the important lessons that you will take away from the experience for your next group project?</text:span></text:p>
            <text:p text:style-name="P2"/>
            <text:p text:style-name="P2"/>
          </table:table-cell>
          <table:table-cell table:style-name="Table1.A1" office:value-type="string">
            <text:p text:style-name="P1">Keeping up with Jira and logging hours need to be a top priority after this as I have seen the affects that it can have on a group, to keeping accurate hours and giving stakeholders the information that they need from the group.</text:p>
            <text:p text:style-name="P1">Working equally as hard throughout the whole project, as I noticed that personally I completed more work at the beginning of the project than I did more towards the end, however this can be down to other elements such as lack of work that needed to be done or finishing up the areas which I were given.</text:p>
            <text:p text:style-name="P1">I feel that I need to space my time out more with other projects as well as this one as when coming up for deadlines for other projects that I was spending much more time on things such as my dissertation than I was this project, and I feel If I managed my time better than I did that it would have helped the group out a lot more and kept me focuses on other projects and assignments as well.</text:p>
          </table:table-cell>
        </table:table-row>
      </table:table>
      <text:p text:style-name="Standard"/>
      <text:p text:style-name="List_20_Paragraph">Asset List -</text:p>
      <text:p text:style-name="List_20_Paragraph">All items within the folder “Zacha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mes</meta:initial-creator>
    <meta:editing-cycles>9</meta:editing-cycles>
    <meta:creation-date>2016-09-08T14:01:00</meta:creation-date>
    <dc:date>2018-05-02T02:20:08.84</dc:date>
    <meta:editing-duration>PT48M41S</meta:editing-duration>
    <meta:generator>OpenOffice/4.0.1$Win32 OpenOffice.org_project/401m5$Build-9714</meta:generator>
    <meta:document-statistic meta:table-count="1" meta:image-count="0" meta:object-count="0" meta:page-count="2" meta:paragraph-count="29" meta:word-count="745" meta:character-count="4014"/>
    <meta:user-defined meta:name="AppVersion">12.0000</meta:user-defined>
    <meta:user-defined meta:name="Company">University Campus Suffol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